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Tempo por Pe cabecalho usando baudrate 115200, alarm(1) e Tprop = 0</text:p>
          </table:table-cell>
          <table:table-cell table:number-columns-repeated="6" table:style-name="ce1"/>
          <table:table-cell office:value-type="string" table:style-name="ce1">
            <text:p>Filesize(bytes)</text:p>
          </table:table-cell>
          <table:table-cell office:value-type="float" office:value="73623" table:style-name="ce1">
            <text:p>73623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Packet Size = 512 byt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e cabecalho</text:p>
          </table:table-cell>
          <table:table-cell office:value-type="string" table:style-name="ce1">
            <text:p>Tempo(s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.76" table:style-name="ce1">
            <text:p>6,76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.76" table:style-name="ce1">
            <text:p>14,76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.76" table:style-name="ce1">
            <text:p>23,76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.76" table:style-name="ce1">
            <text:p>33,7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 por Pe dados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.76" table:style-name="ce1">
            <text:p>6,76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51" table:style-name="ce1">
            <text:p>7,5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4499999999999993" table:style-name="ce1">
            <text:p>8,45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.5" table:style-name="ce1">
            <text:p>8,5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34" table:style-name="ce1">
            <text:p>9,34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.7200000000000006" table:style-name="ce1">
            <text:p>9,7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mpo por tamanho do pacote</text:p>
          </table:table-cell>
          <table:table-cell table:number-columns-repeated="16383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.09" table:style-name="ce1">
            <text:p>9,09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7.76" table:style-name="ce1">
            <text:p>7,76</text:p>
          </table:table-cell>
          <table:table-cell table:number-columns-repeated="16382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1" table:style-name="ce1">
            <text:p>7,1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.76" table:style-name="ce1">
            <text:p>6,76</text:p>
          </table:table-cell>
          <table:table-cell table:number-columns-repeated="16382" table:style-name="ce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6.59" table:style-name="ce1">
            <text:p>6,59</text:p>
          </table:table-cell>
          <table:table-cell table:number-columns-repeated="16382" table:style-name="ce1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6.51" table:style-name="ce1">
            <text:p>6,51</text:p>
          </table:table-cell>
          <table:table-cell table:number-columns-repeated="16382" table:style-name="ce1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6.48" table:style-name="ce1">
            <text:p>6,48</text:p>
          </table:table-cell>
          <table:table-cell table:number-columns-repeated="16382" table:style-name="ce1"/>
        </table:table-row>
        <table:table-row table:style-name="ro1">
          <table:table-cell office:value-type="float" office:value="65535" table:style-name="ce1">
            <text:p>65535</text:p>
          </table:table-cell>
          <table:table-cell office:value-type="float" office:value="6.56" table:style-name="ce1">
            <text:p>6,5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 por baudrate</text:p>
          </table:table-cell>
          <table:table-cell table:style-name="ce1"/>
          <table:table-cell office:value-type="string" table:style-name="ce1">
            <text:p>Pe simulados = 0</text:p>
          </table:table-cell>
          <table:table-cell table:number-columns-repeated="16381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322.07" table:style-name="ce1">
            <text:p>322,07</text:p>
          </table:table-cell>
          <table:table-cell table:number-columns-repeated="16382" table:style-name="ce1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161.06" table:style-name="ce1">
            <text:p>161,06</text:p>
          </table:table-cell>
          <table:table-cell table:number-columns-repeated="16382" table:style-name="ce1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80.55" table:style-name="ce1">
            <text:p>80,55</text:p>
          </table:table-cell>
          <table:table-cell table:number-columns-repeated="16382" table:style-name="ce1"/>
        </table:table-row>
        <table:table-row table:style-name="ro1">
          <table:table-cell office:value-type="float" office:value="19200" table:style-name="ce1">
            <text:p>19200</text:p>
          </table:table-cell>
          <table:table-cell office:value-type="float" office:value="40.299999999999997" table:style-name="ce1">
            <text:p>40,3</text:p>
          </table:table-cell>
          <table:table-cell table:number-columns-repeated="16382" table:style-name="ce1"/>
        </table:table-row>
        <table:table-row table:style-name="ro1">
          <table:table-cell office:value-type="float" office:value="38400" table:style-name="ce1">
            <text:p>38400</text:p>
          </table:table-cell>
          <table:table-cell office:value-type="float" office:value="20.18" table:style-name="ce1">
            <text:p>20,18</text:p>
          </table:table-cell>
          <table:table-cell table:number-columns-repeated="16382" table:style-name="ce1"/>
        </table:table-row>
        <table:table-row table:style-name="ro1">
          <table:table-cell office:value-type="float" office:value="57600" table:style-name="ce1">
            <text:p>57600</text:p>
          </table:table-cell>
          <table:table-cell office:value-type="float" office:value="13.47" table:style-name="ce1">
            <text:p>13,47</text:p>
          </table:table-cell>
          <table:table-cell table:number-columns-repeated="16382" table:style-name="ce1"/>
        </table:table-row>
        <table:table-row table:style-name="ro1">
          <table:table-cell office:value-type="float" office:value="115200" table:style-name="ce1">
            <text:p>115200</text:p>
          </table:table-cell>
          <table:table-cell office:value-type="float" office:value="6.76" table:style-name="ce1">
            <text:p>6,7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 por tprop : BAUDRATE=115200 ALARM_TIME=10 FRAME_SIZE=2048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.51" table:style-name="ce1">
            <text:p>6,5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.52" table:style-name="ce1">
            <text:p>78,52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0.51499999999999" table:style-name="ce1">
            <text:p>150,5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iciencia por 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udrate Teorico</text:p>
          </table:table-cell>
          <table:table-cell office:value-type="string" table:style-name="ce1">
            <text:p>Tprop</text:p>
          </table:table-cell>
          <table:table-cell office:value-type="string" table:style-name="ce1">
            <text:p>Frame_Siz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mpo total(s)</text:p>
          </table:table-cell>
          <table:table-cell office:value-type="string" table:style-name="ce1">
            <text:p>Real Speed(bits/s)</text:p>
          </table:table-cell>
          <table:table-cell office:value-type="string" table:style-name="ce1">
            <text:p>S(efficiency)</text:p>
          </table:table-cell>
          <table:table-cell office:value-type="string" table:style-name="ce1">
            <text:p>Filesize(bytes)</text:p>
          </table:table-cell>
          <table:table-cell office:value-type="string" table:style-name="ce1">
            <text:p>Theoric Efficiency</text:p>
          </table:table-cell>
          <table:table-cell table:number-columns-repeated="16375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0.01" table:style-name="ce1">
            <text:p>0,01</text:p>
          </table:table-cell>
          <table:table-cell office:value-type="float" office:value="2048" table:style-name="ce1">
            <text:p>2048</text:p>
          </table:table-cell>
          <table:table-cell office:value-type="float" office:value="1.46484375E-3" table:formula="of:=[.B45]*[.A45]/([.C45]*8)" table:style-name="ce1">
            <text:p>0,001464844</text:p>
          </table:table-cell>
          <table:table-cell office:value-type="float" office:value="46.607999999999997" table:style-name="ce1">
            <text:p>46,608</text:p>
          </table:table-cell>
          <table:table-cell office:value-type="float" office:value="1882.5952626158601" table:formula="of:=([.H45]*8)/[.E45]" table:style-name="ce1">
            <text:p>1882,595263</text:p>
          </table:table-cell>
          <table:table-cell office:value-type="float" office:value="0.78441469275660836" table:formula="of:=[.F45]/[.A45]" table:style-name="ce1">
            <text:p>0,784414693</text:p>
          </table:table-cell>
          <table:table-cell office:value-type="float" office:value="10968" table:style-name="ce1">
            <text:p>10968</text:p>
          </table:table-cell>
          <table:table-cell office:value-type="float" office:value="0.99707887049659205" table:formula="of:=1/(1+2*[.D45])" table:style-name="ce1">
            <text:p>0,99707887</text:p>
          </table:table-cell>
          <table:table-cell table:number-columns-repeated="16375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0.1" table:style-name="ce1">
            <text:p>0,1</text:p>
          </table:table-cell>
          <table:table-cell office:value-type="float" office:value="2048" table:style-name="ce1">
            <text:p>2048</text:p>
          </table:table-cell>
          <table:table-cell office:value-type="float" office:value="2.9296875E-2" table:formula="of:=[.B46]*[.A46]/([.C46]*8)" table:style-name="ce1">
            <text:p>0,029296875</text:p>
          </table:table-cell>
          <table:table-cell office:value-type="float" office:value="24.446000000000002" table:style-name="ce1">
            <text:p>24,446</text:p>
          </table:table-cell>
          <table:table-cell office:value-type="float" office:value="3589.2988627996397" table:formula="of:=([.H45]*8)/[.E46]" table:style-name="ce1">
            <text:p>3589,298863</text:p>
          </table:table-cell>
          <table:table-cell office:value-type="float" office:value="0.7477705964165916" table:formula="of:=[.F46]/[.A46]" table:style-name="ce1">
            <text:p>0,747770596</text:p>
          </table:table-cell>
          <table:table-cell table:style-name="ce1"/>
          <table:table-cell office:value-type="float" office:value="0.94464944649446492" table:formula="of:=1/(1+2*[.D46])" table:style-name="ce1">
            <text:p>0,944649446</text:p>
          </table:table-cell>
          <table:table-cell table:number-columns-repeated="16375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0.2" table:style-name="ce1">
            <text:p>0,2</text:p>
          </table:table-cell>
          <table:table-cell office:value-type="float" office:value="2048" table:style-name="ce1">
            <text:p>2048</text:p>
          </table:table-cell>
          <table:table-cell office:value-type="float" office:value="0.1171875" table:formula="of:=[.B47]*[.A47]/([.C47]*8)" table:style-name="ce1">
            <text:p>0,1171875</text:p>
          </table:table-cell>
          <table:table-cell office:value-type="float" office:value="14.023999999999999" table:style-name="ce1">
            <text:p>14,024</text:p>
          </table:table-cell>
          <table:table-cell office:value-type="float" office:value="6256.7027952082153" table:formula="of:=([.H45]*8)/[.E47]" table:style-name="ce1">
            <text:p>6256,702795</text:p>
          </table:table-cell>
          <table:table-cell office:value-type="float" office:value="0.6517398745008558" table:formula="of:=[.F47]/[.A47]" table:style-name="ce1">
            <text:p>0,651739875</text:p>
          </table:table-cell>
          <table:table-cell table:style-name="ce1"/>
          <table:table-cell office:value-type="float" office:value="0.810126582278481" table:formula="of:=1/(1+2*[.D47])" table:style-name="ce1">
            <text:p>0,810126582</text:p>
          </table:table-cell>
          <table:table-cell table:number-columns-repeated="16375"/>
        </table:table-row>
        <table:table-row table:style-name="ro1">
          <table:table-cell office:value-type="float" office:value="38400" table:style-name="ce1">
            <text:p>38400</text:p>
          </table:table-cell>
          <table:table-cell office:value-type="float" office:value="0.5" table:style-name="ce1">
            <text:p>0,5</text:p>
          </table:table-cell>
          <table:table-cell office:value-type="float" office:value="2048" table:style-name="ce1">
            <text:p>2048</text:p>
          </table:table-cell>
          <table:table-cell office:value-type="float" office:value="1.171875" table:formula="of:=[.B48]*[.A48]/([.C48]*8)" table:style-name="ce1">
            <text:p>1,171875</text:p>
          </table:table-cell>
          <table:table-cell office:value-type="float" office:value="8.9" table:style-name="ce1">
            <text:p>8,9</text:p>
          </table:table-cell>
          <table:table-cell office:value-type="float" office:value="9858.8764044943819" table:formula="of:=([.H45]*8)/[.E48]" table:style-name="ce1">
            <text:p>9858,876404</text:p>
          </table:table-cell>
          <table:table-cell office:value-type="float" office:value="0.25674157303370787" table:formula="of:=[.F48]/[.A48]" table:style-name="ce1">
            <text:p>0,256741573</text:p>
          </table:table-cell>
          <table:table-cell table:style-name="ce1"/>
          <table:table-cell office:value-type="float" office:value="0.29906542056074764" table:formula="of:=1/(1+2*[.D48])" table:style-name="ce1">
            <text:p>0,299065421</text:p>
          </table:table-cell>
          <table:table-cell table:number-columns-repeated="16375"/>
        </table:table-row>
        <table:table-row table:style-name="ro1">
          <table:table-cell office:value-type="float" office:value="115200" table:style-name="ce1">
            <text:p>115200</text:p>
          </table:table-cell>
          <table:table-cell office:value-type="float" office:value="0.5" table:style-name="ce1">
            <text:p>0,5</text:p>
          </table:table-cell>
          <table:table-cell office:value-type="float" office:value="720" table:style-name="ce1">
            <text:p>720</text:p>
          </table:table-cell>
          <table:table-cell office:value-type="float" office:value="10" table:formula="of:=[.B49]*[.A49]/([.C49]*8)" table:style-name="ce1">
            <text:p>10</text:p>
          </table:table-cell>
          <table:table-cell office:value-type="float" office:value="16.992999999999999" table:style-name="ce1">
            <text:p>16,993</text:p>
          </table:table-cell>
          <table:table-cell office:value-type="float" office:value="5163.5379273818635" table:formula="of:=([.H45]*8)/[.E49]" table:style-name="ce1">
            <text:p>5163,537927</text:p>
          </table:table-cell>
          <table:table-cell office:value-type="float" office:value="4.4822377841856456E-2" table:formula="of:=[.F49]/[.A49]" table:style-name="ce1">
            <text:p>0,044822378</text:p>
          </table:table-cell>
          <table:table-cell table:style-name="ce1"/>
          <table:table-cell office:value-type="float" office:value="4.7619047619047616E-2" table:formula="of:=1/(1+2*[.D49])" table:style-name="ce1">
            <text:p>0,047619048</text:p>
          </table:table-cell>
          <table:table-cell table:number-columns-repeated="16375" table:style-name="ce1"/>
        </table:table-row>
        <table:table-row table:style-name="ro1">
          <table:table-cell office:value-type="float" office:value="115200" table:style-name="ce1">
            <text:p>115200</text:p>
          </table:table-cell>
          <table:table-cell office:value-type="float" office:value="0.5" table:style-name="ce1">
            <text:p>0,5</text:p>
          </table:table-cell>
          <table:table-cell office:value-type="float" office:value="256" table:style-name="ce1">
            <text:p>256</text:p>
          </table:table-cell>
          <table:table-cell office:value-type="float" office:value="28.125" table:formula="of:=[.B50]*[.A50]/([.C50]*8)" table:style-name="ce1">
            <text:p>28,125</text:p>
          </table:table-cell>
          <table:table-cell office:value-type="float" office:value="44.058" table:style-name="ce1">
            <text:p>44,058</text:p>
          </table:table-cell>
          <table:table-cell office:value-type="float" office:value="1991.556584502247" table:formula="of:=([.H45]*8)/[.E50]" table:style-name="ce1">
            <text:p>1991,556585</text:p>
          </table:table-cell>
          <table:table-cell office:value-type="float" office:value="1.7287817573804227E-2" table:formula="of:=[.F50]/[.A50]" table:style-name="ce1">
            <text:p>0,017287818</text:p>
          </table:table-cell>
          <table:table-cell table:style-name="ce1"/>
          <table:table-cell office:value-type="float" office:value="1.7467248908296942E-2" table:formula="of:=1/(1+2*[.D50])" table:style-name="ce1">
            <text:p>0,017467249</text:p>
          </table:table-cell>
          <table:table-cell table:number-columns-repeated="16375" table:style-name="ce1"/>
        </table:table-row>
        <table:table-row table:style-name="ro1">
          <table:table-cell office:value-type="float" office:value="115200" table:style-name="ce1">
            <text:p>115200</text:p>
          </table:table-cell>
          <table:table-cell office:value-type="float" office:value="0.5" table:style-name="ce1">
            <text:p>0,5</text:p>
          </table:table-cell>
          <table:table-cell office:value-type="float" office:value="64" table:style-name="ce1">
            <text:p>64</text:p>
          </table:table-cell>
          <table:table-cell office:value-type="float" office:value="112.5" table:formula="of:=[.B51]*[.A51]/([.C51]*8)" table:style-name="ce1">
            <text:p>112,5</text:p>
          </table:table-cell>
          <table:table-cell office:value-type="float" office:value="173.36600000000001" table:style-name="ce1">
            <text:p>173,366</text:p>
          </table:table-cell>
          <table:table-cell office:value-type="float" office:value="506.12000046145147" table:formula="of:=([.H45]*8)/[.E51]" table:style-name="ce1">
            <text:p>506,1200005</text:p>
          </table:table-cell>
          <table:table-cell office:value-type="float" office:value="4.3934027817834325E-3" table:formula="of:=[.F51]/[.A51]" table:style-name="ce1">
            <text:p>0,004393403</text:p>
          </table:table-cell>
          <table:table-cell table:style-name="ce1"/>
          <table:table-cell office:value-type="float" office:value="4.4247787610619468E-3" table:formula="of:=1/(1+2*[.D51])" table:style-name="ce1">
            <text:p>0,004424779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iciencia por FER (4% em cabeçalho, 96% em dados) – Valores aproximados para trama de 128 by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_trama</text:p>
          </table:table-cell>
          <table:table-cell office:value-type="string" table:style-name="ce1">
            <text:p>baudrate</text:p>
          </table:table-cell>
          <table:table-cell office:value-type="string" table:style-name="ce1">
            <text:p>fer</text:p>
          </table:table-cell>
          <table:table-cell office:value-type="string" table:style-name="ce1">
            <text:p>tempo total medio(s)</text:p>
          </table:table-cell>
          <table:table-cell office:value-type="string" table:style-name="ce1">
            <text:p>Real Speed(bits/s)</text:p>
          </table:table-cell>
          <table:table-cell office:value-type="string" table:style-name="ce1">
            <text:p>S(efficiency)</text:p>
          </table:table-cell>
          <table:table-cell office:value-type="string" table:style-name="ce1">
            <text:p>Filesize(bytes)</text:p>
          </table:table-cell>
          <table:table-cell office:value-type="string" table:style-name="ce1">
            <text:p>Tprop</text:p>
          </table:table-cell>
          <table:table-cell office:value-type="string" table:style-name="ce1">
            <text:p>header_error_prob</text:p>
          </table:table-cell>
          <table:table-cell office:value-type="string" table:style-name="ce1">
            <text:p>data_error_prob</text:p>
          </table:table-cell>
          <table:table-cell office:value-type="string" table:style-name="ce1">
            <text:p>alarm_time(s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heoric Efficiency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400" table:style-name="ce1">
            <text:p>38400</text:p>
          </table:table-cell>
          <table:table-cell office:value-type="float" office:value="0" table:style-name="ce1">
            <text:p>0</text:p>
          </table:table-cell>
          <table:table-cell office:value-type="float" office:value="5.1390000000000002" table:style-name="ce1">
            <text:p>5,139</text:p>
          </table:table-cell>
          <table:table-cell office:value-type="float" office:value="17074.138937536485" table:formula="of:=[.G55] * 8 /[.D55]" table:style-name="ce1">
            <text:p>17074,13894</text:p>
          </table:table-cell>
          <table:table-cell office:value-type="float" office:value="0.44463903483167933" table:formula="of:=[.E55]/[.B55]" table:style-name="ce1">
            <text:p>0,444639035</text:p>
          </table:table-cell>
          <table:table-cell office:value-type="float" office:value="10968" table:style-name="ce1">
            <text:p>10968</text:p>
          </table:table-cell>
          <table:table-cell office:value-type="float" office:value="0.01" table:style-name="ce1">
            <text:p>0,01</text:p>
          </table:table-cell>
          <table:table-cell office:value-type="float" office:value="0" table:formula="of:=0.04*[.C55]" table:style-name="ce1">
            <text:p>0</text:p>
          </table:table-cell>
          <table:table-cell office:value-type="float" office:value="0" table:formula="of:=0.96*[.C55]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75" table:formula="of:=[.H$55]*[.B$55]/([.A$55]*8)" table:style-name="ce1">
            <text:p>0,375</text:p>
          </table:table-cell>
          <table:table-cell office:value-type="float" office:value="0.5714285714285714" table:formula="of:=(1- ([.C55]/100))/(1+(2*[.L$55]))" table:style-name="ce1">
            <text:p>0,571428571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.3785000000000007" table:formula="of:=(5.259+5.498)/2" table:style-name="ce1">
            <text:p>5,3785</text:p>
          </table:table-cell>
          <table:table-cell office:value-type="float" office:value="16313.842149298129" table:formula="of:=[.G55] * 8 /[.D56]" table:style-name="ce1">
            <text:p>16313,84215</text:p>
          </table:table-cell>
          <table:table-cell office:value-type="float" office:value="0.42483963930463875" table:formula="of:=[.E56]/[.B55]" table:style-name="ce1">
            <text:p>0,424839639</text:p>
          </table:table-cell>
          <table:table-cell table:number-columns-repeated="2" table:style-name="ce1"/>
          <table:table-cell office:value-type="float" office:value="0.2" table:formula="of:=0.04*[.C56]" table:style-name="ce1">
            <text:p>0,2</text:p>
          </table:table-cell>
          <table:table-cell office:value-type="float" office:value="4.8" table:formula="of:=0.96*[.C56]" table:style-name="ce1">
            <text:p>4,8</text:p>
          </table:table-cell>
          <table:table-cell table:number-columns-repeated="2" table:style-name="ce1"/>
          <table:table-cell office:value-type="float" office:value="0.54285714285714282" table:formula="of:=(1- ([.C56]/100))/(1+(2*[.L$55]))" table:style-name="ce1">
            <text:p>0,542857143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6.3885000000000005" table:formula="of:=(6.448+6.329)/2" table:style-name="ce1">
            <text:p>6,3885</text:p>
          </table:table-cell>
          <table:table-cell office:value-type="float" office:value="13734.679502230569" table:formula="of:=[.G55] * 8 /[.D57]" table:style-name="ce1">
            <text:p>13734,6795</text:p>
          </table:table-cell>
          <table:table-cell office:value-type="float" office:value="0.35767394537058772" table:formula="of:=[.E57]/[.B55]" table:style-name="ce1">
            <text:p>0,357673945</text:p>
          </table:table-cell>
          <table:table-cell table:number-columns-repeated="2" table:style-name="ce1"/>
          <table:table-cell office:value-type="float" office:value="0.4" table:formula="of:=0.04*[.C57]" table:style-name="ce1">
            <text:p>0,4</text:p>
          </table:table-cell>
          <table:table-cell office:value-type="float" office:value="9.6" table:formula="of:=0.96*[.C57]" table:style-name="ce1">
            <text:p>9,6</text:p>
          </table:table-cell>
          <table:table-cell table:number-columns-repeated="2" table:style-name="ce1"/>
          <table:table-cell office:value-type="float" office:value="0.51428571428571435" table:formula="of:=(1- ([.C57]/100))/(1+(2*[.L$55]))" table:style-name="ce1">
            <text:p>0,514285714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6025" table:formula="of:=(6.037+7.168)/2" table:style-name="ce1">
            <text:p>6,6025</text:p>
          </table:table-cell>
          <table:table-cell office:value-type="float" office:value="13289.511548655812" table:formula="of:=[.G55] * 8 /[.D58]" table:style-name="ce1">
            <text:p>13289,51155</text:p>
          </table:table-cell>
          <table:table-cell office:value-type="float" office:value="0.34608102991291179" table:formula="of:=[.E58]/[.B55]" table:style-name="ce1">
            <text:p>0,34608103</text:p>
          </table:table-cell>
          <table:table-cell table:number-columns-repeated="2" table:style-name="ce1"/>
          <table:table-cell office:value-type="float" office:value="0.6" table:formula="of:=0.04*[.C58]" table:style-name="ce1">
            <text:p>0,6</text:p>
          </table:table-cell>
          <table:table-cell office:value-type="float" office:value="14.399999999999999" table:formula="of:=0.96*[.C58]" table:style-name="ce1">
            <text:p>14,4</text:p>
          </table:table-cell>
          <table:table-cell table:number-columns-repeated="2" table:style-name="ce1"/>
          <table:table-cell office:value-type="float" office:value="0.48571428571428571" table:formula="of:=(1- ([.C58]/100))/(1+(2*[.L$55]))" table:style-name="ce1">
            <text:p>0,485714286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.9275000000000002" table:formula="of:=(7.05+6.805)/2" table:style-name="ce1">
            <text:p>6,9275</text:p>
          </table:table-cell>
          <table:table-cell office:value-type="float" office:value="12666.041140382533" table:formula="of:=[.G55] * 8 /[.D59]" table:style-name="ce1">
            <text:p>12666,04114</text:p>
          </table:table-cell>
          <table:table-cell office:value-type="float" office:value="0.32984482136412846" table:formula="of:=[.E59]/[.B55]" table:style-name="ce1">
            <text:p>0,329844821</text:p>
          </table:table-cell>
          <table:table-cell table:number-columns-repeated="2" table:style-name="ce1"/>
          <table:table-cell office:value-type="float" office:value="0.8" table:formula="of:=0.04*[.C59]" table:style-name="ce1">
            <text:p>0,8</text:p>
          </table:table-cell>
          <table:table-cell office:value-type="float" office:value="19.2" table:formula="of:=0.96*[.C59]" table:style-name="ce1">
            <text:p>19,2</text:p>
          </table:table-cell>
          <table:table-cell table:number-columns-repeated="2" table:style-name="ce1"/>
          <table:table-cell office:value-type="float" office:value="0.45714285714285718" table:formula="of:=(1- ([.C59]/100))/(1+(2*[.L$55]))" table:style-name="ce1">
            <text:p>0,457142857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7.109" table:formula="of:=(7.403+6.815)/2" table:style-name="ce1">
            <text:p>7,109</text:p>
          </table:table-cell>
          <table:table-cell office:value-type="float" office:value="12342.66422844282" table:formula="of:=[.G55] * 8 /[.D60]" table:style-name="ce1">
            <text:p>12342,66423</text:p>
          </table:table-cell>
          <table:table-cell office:value-type="float" office:value="0.32142354761569841" table:formula="of:=[.E60]/[.B55]" table:style-name="ce1">
            <text:p>0,321423548</text:p>
          </table:table-cell>
          <table:table-cell table:number-columns-repeated="2" table:style-name="ce1"/>
          <table:table-cell office:value-type="float" office:value="1" table:formula="of:=0.04*[.C60]" table:style-name="ce1">
            <text:p>1</text:p>
          </table:table-cell>
          <table:table-cell office:value-type="float" office:value="24" table:formula="of:=0.96*[.C60]" table:style-name="ce1">
            <text:p>24</text:p>
          </table:table-cell>
          <table:table-cell table:number-columns-repeated="2" table:style-name="ce1"/>
          <table:table-cell office:value-type="float" office:value="0.42857142857142855" table:formula="of:=(1- ([.C60]/100))/(1+(2*[.L$55]))" table:style-name="ce1">
            <text:p>0,428571429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7.5024999999999995" table:formula="of:=(8.067+ 6.938)/2" table:style-name="ce1">
            <text:p>7,5025</text:p>
          </table:table-cell>
          <table:table-cell office:value-type="float" office:value="11695.301566144619" table:formula="of:=[.G55] * 8 /[.D61]" table:style-name="ce1">
            <text:p>11695,30157</text:p>
          </table:table-cell>
          <table:table-cell office:value-type="float" office:value="0.3045651449516828" table:formula="of:=[.E61]/[.B55]" table:style-name="ce1">
            <text:p>0,304565145</text:p>
          </table:table-cell>
          <table:table-cell table:number-columns-repeated="2" table:style-name="ce1"/>
          <table:table-cell office:value-type="float" office:value="1.2" table:formula="of:=0.04*[.C61]" table:style-name="ce1">
            <text:p>1,2</text:p>
          </table:table-cell>
          <table:table-cell office:value-type="float" office:value="28.799999999999997" table:formula="of:=0.96*[.C61]" table:style-name="ce1">
            <text:p>28,8</text:p>
          </table:table-cell>
          <table:table-cell table:number-columns-repeated="2" table:style-name="ce1"/>
          <table:table-cell office:value-type="float" office:value="0.39999999999999997" table:formula="of:=(1- ([.C61]/100))/(1+(2*[.L$55]))" table:style-name="ce1">
            <text:p>0,4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8.8435000000000006" table:formula="of:=(9.143 + 8.544)/2" table:style-name="ce1">
            <text:p>8,8435</text:p>
          </table:table-cell>
          <table:table-cell office:value-type="float" office:value="9921.8635155764114" table:formula="of:=[.G55] * 8 /[.D62]" table:style-name="ce1">
            <text:p>9921,863516</text:p>
          </table:table-cell>
          <table:table-cell office:value-type="float" office:value="0.25838186238480237" table:formula="of:=[.E62]/[.B55]" table:style-name="ce1">
            <text:p>0,258381862</text:p>
          </table:table-cell>
          <table:table-cell table:number-columns-repeated="2" table:style-name="ce1"/>
          <table:table-cell office:value-type="float" office:value="1.4000000000000001" table:formula="of:=0.04*[.C62]" table:style-name="ce1">
            <text:p>1,4</text:p>
          </table:table-cell>
          <table:table-cell office:value-type="float" office:value="33.6" table:formula="of:=0.96*[.C62]" table:style-name="ce1">
            <text:p>33,6</text:p>
          </table:table-cell>
          <table:table-cell table:number-columns-repeated="2" table:style-name="ce1"/>
          <table:table-cell office:value-type="float" office:value="0.37142857142857144" table:formula="of:=(1- ([.C62]/100))/(1+(2*[.L$55]))" table:style-name="ce1">
            <text:p>0,371428571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2" svg:x="0.78646in" svg:y="0.14583in" svg:width="7.87402in" svg:height="7.874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3" svg:x="0.72917in" svg:y="0.13542in" svg:width="7.87402in" svg:height="7.8740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rendoir</dc:creator>
    <meta:creation-date>2017-11-05T19:04:09Z</meta:creation-date>
    <dc:date>2017-11-06T12:02:50Z</dc:date>
    <meta:editing-cycles>5</meta:editing-cycles>
    <meta:editing-duration>PT134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maximum="120" chart:origin="1E-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interval-major="0.1" chart:tick-marks-major-inner="false" chart:tick-marks-major-outer="false" chart:tick-marks-minor-inner="false" chart:tick-marks-minor-outer="false" chart:display-label="true" chart:axis-label-position="near-axis" chart:axis-position="1E-5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566.9291338582677pt" svg:width="566.929133858267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Efficiency</text:p>
            </chart:title>
            <chart:grid chart:class="major" chart:style-name="GMa1"/>
          </chart:axis>
          <chart:series chart:values-cell-range-address="Sheet1.$G$45:.$G$51" chart:class="chart:scatter" chart:attached-axis="primary-y" chart:style-name="G0S0">
            <chart:domain table:cell-range-address="Sheet1.$D$45:.$D$51"/>
            <chart:data-point chart:repeated="7"/>
          </chart:series>
          <chart:series chart:values-cell-range-address="Sheet1.$I$45:.$I$51" chart:class="chart:scatter" chart:attached-axis="primary-y" chart:style-name="G0S1">
            <chart:domain table:cell-range-address="Sheet1.$D$45:.$D$51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3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566.9291338582677pt" svg:width="566.929133858267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Frame error rati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Efficiency</text:p>
            </chart:title>
            <chart:grid chart:class="major" chart:style-name="GMa1"/>
          </chart:axis>
          <chart:series chart:values-cell-range-address="Sheet1.$F$55:.$F$62" chart:class="chart:scatter" chart:attached-axis="primary-y" chart:style-name="G0S0">
            <chart:domain table:cell-range-address="Sheet1.$C$55:.$C$62"/>
            <chart:data-point chart:repeated="8"/>
          </chart:series>
          <chart:series chart:values-cell-range-address="Sheet1.$M$55:.$M$62" chart:class="chart:scatter" chart:attached-axis="primary-y" chart:style-name="G0S1">
            <chart:domain table:cell-range-address="Sheet1.$C$55:.$C$62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